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aae" officeooo:paragraph-rsid="0009baae"/>
    </style:style>
    <style:style style:name="P2" style:family="paragraph" style:parent-style-name="Standard">
      <style:paragraph-properties fo:text-align="center" style:justify-single-word="false"/>
      <style:text-properties officeooo:rsid="0009baae" officeooo:paragraph-rsid="0009baae"/>
    </style:style>
    <style:style style:name="T1" style:family="text">
      <style:text-properties officeooo:rsid="000ba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ΣΥΝΔΕΣΜΟ<text:span text:style-name="T1">Σ</text:span> ΒΙΝΤΕΟ</text:p>
      <text:p text:style-name="P2"/>
      <text:p text:style-name="P2"><text:a xlink:type="simple" xlink:href="https://drive.google.com/file/d/1m-hek3vdaejAbR5PWhIDcmO9ZMhHG9Nd/view?usp=sharing" text:style-name="Internet_20_link" text:visited-style-name="Visited_20_Internet_20_Link">https://drive.google.com/file/d/1m-hek3vdaejAbR5PWhIDcmO9ZMhHG9Nd/view?usp=sharing</text:a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6:54:27.076000000</meta:creation-date>
    <dc:date>2025-05-21T17:38:17.237000000</dc:date>
    <meta:editing-duration>PT35M52S</meta:editing-duration>
    <meta:editing-cycles>5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" meta:word-count="3" meta:character-count="99" meta:non-whitespace-character-count="97"/>
  </office:meta>
</office:document-meta>
</file>